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F80000003F0FAEBA8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561cm" svg:height="1.666cm" svg:x="1cm" svg:y="1cm">
          <draw:image xlink:href="Pictures/10000000000000F80000003F0FAEBA8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9-15T09:58:52</dc:date>
    <meta:generator>NeoOffice/3.2014.13$Unix OpenOffice.org_project/</meta:generator>
    <meta:editing-duration>PT00H07M05S</meta:editing-duration>
    <meta:editing-cycles>10</meta:editing-cycles>
    <meta:document-statistic meta:object-count="1"/>
  </office:meta>
</office:document-meta>
</file>